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un-ExtB" svg:font-family="Sun-ExtB"/>
    <style:font-face style:name="Times New Roman1" svg:font-family="'Times New Roman'" style:font-family-generic="roman"/>
    <style:font-face style:name="DejaVu Sans1"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文泉驛等寬微米黑" svg:font-family="文泉驛等寬微米黑" style:font-family-generic="modern" style:font-pitch="fixed"/>
    <style:font-face style:name="Times New Roman" svg:font-family="'Times New Roman'" style:font-family-generic="roman" style:font-pitch="variable"/>
    <style:font-face style:name="AR PL UMing TW" svg:font-family="'AR PL UMing TW'"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90ddf" officeooo:paragraph-rsid="00090ddf"/>
    </style:style>
    <style:style style:name="P2" style:family="paragraph" style:parent-style-name="Standard">
      <style:text-properties fo:font-size="12pt" fo:font-weight="bold" officeooo:paragraph-rsid="000a551f" style:font-size-asian="12pt" style:font-weight-asian="bold" style:font-size-complex="12pt" style:font-weight-complex="bold"/>
    </style:style>
    <style:style style:name="P3" style:family="paragraph" style:parent-style-name="Standard">
      <style:text-properties fo:font-size="12pt" fo:font-weight="bold" officeooo:rsid="000a551f" officeooo:paragraph-rsid="000a551f" style:font-size-asian="12pt" style:font-weight-asian="bold" style:font-size-complex="12pt" style:font-weight-complex="bold"/>
    </style:style>
    <style:style style:name="P4" style:family="paragraph" style:parent-style-name="Standard">
      <style:text-properties fo:font-size="12pt" fo:font-weight="bold" officeooo:rsid="000e9de9" officeooo:paragraph-rsid="000e9de9" style:font-size-asian="10.5pt" style:font-weight-asian="bold" style:font-size-complex="12pt" style:font-weight-complex="bold"/>
    </style:style>
    <style:style style:name="P5" style:family="paragraph" style:parent-style-name="Standard">
      <style:text-properties fo:font-size="12pt" fo:font-weight="normal" officeooo:rsid="000a551f" officeooo:paragraph-rsid="000a551f" style:font-size-asian="12pt" style:font-weight-asian="normal" style:font-size-complex="12pt" style:font-weight-complex="normal"/>
    </style:style>
    <style:style style:name="P6" style:family="paragraph" style:parent-style-name="Standard">
      <style:text-properties fo:font-size="12pt" fo:font-weight="normal" officeooo:rsid="000b3a96" officeooo:paragraph-rsid="000b3a96" style:font-size-asian="12pt" style:font-weight-asian="normal" style:font-size-complex="12pt" style:font-weight-complex="normal"/>
    </style:style>
    <style:style style:name="P7" style:family="paragraph" style:parent-style-name="Standard">
      <style:text-properties fo:font-size="18pt" fo:font-weight="bold" officeooo:rsid="00090ddf" officeooo:paragraph-rsid="00090ddf" style:font-size-asian="18pt" style:font-weight-asian="bold" style:font-size-complex="18pt" style:font-weight-complex="bold"/>
    </style:style>
    <style:style style:name="P8" style:family="paragraph" style:parent-style-name="Standard">
      <style:text-properties fo:font-weight="bold" officeooo:rsid="00090ddf" officeooo:paragraph-rsid="00090ddf" style:font-weight-asian="bold" style:font-weight-complex="bold"/>
    </style:style>
    <style:style style:name="P9" style:family="paragraph" style:parent-style-name="Standard">
      <style:paragraph-properties fo:break-before="page"/>
      <style:text-properties fo:font-size="18pt" fo:font-weight="bold" officeooo:rsid="000b3a96" officeooo:paragraph-rsid="000b3a96" style:font-size-asian="18pt" style:font-weight-asian="bold" style:font-size-complex="18pt" style:font-weight-complex="bold"/>
    </style:style>
    <style:style style:name="P10" style:family="paragraph" style:parent-style-name="Standard" style:list-style-name="L1">
      <style:text-properties fo:font-size="12pt" fo:font-weight="normal" officeooo:rsid="000a551f" officeooo:paragraph-rsid="000a551f" style:font-size-asian="12pt" style:font-weight-asian="normal" style:font-size-complex="12pt" style:font-weight-complex="normal"/>
    </style:style>
    <style:style style:name="P11" style:family="paragraph" style:parent-style-name="Standard" style:list-style-name="L4">
      <style:text-properties fo:font-size="12pt" fo:font-weight="normal" officeooo:rsid="000e9de9" officeooo:paragraph-rsid="0011a544" style:font-size-asian="10.5pt" style:font-weight-asian="normal" style:font-size-complex="12pt" style:font-weight-complex="normal"/>
    </style:style>
    <style:style style:name="P12" style:family="paragraph" style:parent-style-name="Standard" style:list-style-name="L4">
      <style:text-properties fo:font-size="12pt" fo:font-weight="normal" officeooo:rsid="001016ca" officeooo:paragraph-rsid="0011a544" style:font-size-asian="10.5pt" style:font-weight-asian="normal" style:font-size-complex="12pt" style:font-weight-complex="normal"/>
    </style:style>
    <style:style style:name="P13" style:family="paragraph" style:parent-style-name="Standard" style:list-style-name="L4">
      <style:text-properties fo:font-size="12pt" fo:font-weight="normal" officeooo:rsid="0011a544" officeooo:paragraph-rsid="0011a544" style:font-size-asian="10.5pt" style:font-weight-asian="normal" style:font-size-complex="12pt" style:font-weight-complex="normal"/>
    </style:style>
    <style:style style:name="P14" style:family="paragraph" style:parent-style-name="Standard" style:list-style-name="L4">
      <style:text-properties fo:font-size="12pt" fo:font-weight="normal" officeooo:rsid="0013fd86" officeooo:paragraph-rsid="0013fd86" style:font-size-asian="10.5pt" style:font-weight-asian="normal" style:font-size-complex="12pt" style:font-weight-complex="normal"/>
    </style:style>
    <style:style style:name="P15" style:family="paragraph" style:parent-style-name="Standard" style:list-style-name="L4">
      <style:text-properties fo:font-size="12pt" fo:font-weight="normal" officeooo:rsid="0013fd86" officeooo:paragraph-rsid="0015a76f" style:font-size-asian="10.5pt" style:font-weight-asian="normal" style:font-size-complex="12pt" style:font-weight-complex="normal"/>
    </style:style>
    <style:style style:name="P16" style:family="paragraph" style:parent-style-name="Standard">
      <style:text-properties fo:font-size="12pt" fo:font-weight="normal" officeooo:rsid="0013fd86" officeooo:paragraph-rsid="0013fd86" style:font-size-asian="10.5pt" style:font-weight-asian="normal" style:font-size-complex="12pt" style:font-weight-complex="normal"/>
    </style:style>
    <style:style style:name="P17" style:family="paragraph" style:parent-style-name="Standard">
      <style:text-properties fo:font-size="12pt" fo:font-weight="bold" officeooo:rsid="00156592" officeooo:paragraph-rsid="00156592" style:font-size-asian="10.5pt" style:font-weight-asian="bold" style:font-size-complex="12pt" style:font-weight-complex="bold"/>
    </style:style>
    <style:style style:name="P18" style:family="paragraph" style:parent-style-name="Standard" style:list-style-name="L2">
      <style:text-properties fo:font-weight="normal" officeooo:paragraph-rsid="000957b6" style:font-weight-asian="normal" style:font-weight-complex="normal"/>
    </style:style>
    <style:style style:name="P19" style:family="paragraph" style:parent-style-name="Standard" style:list-style-name="L3">
      <style:text-properties fo:font-weight="normal" officeooo:rsid="000a551f" officeooo:paragraph-rsid="000a551f" style:font-weight-asian="normal" style:font-weight-complex="normal"/>
    </style:style>
    <style:style style:name="P20" style:family="paragraph" style:parent-style-name="Standard" style:list-style-name="L2">
      <style:text-properties style:font-name="Times New Roman" fo:font-weight="normal" officeooo:rsid="000a551f" officeooo:paragraph-rsid="000a551f" style:font-weight-asian="normal" style:font-weight-complex="normal"/>
    </style:style>
    <style:style style:name="P21" style:family="paragraph" style:parent-style-name="Standard" style:list-style-name="L2">
      <style:text-properties style:font-name="Times New Roman" fo:font-weight="normal" officeooo:rsid="000b3a96" officeooo:paragraph-rsid="000b3a96" style:font-weight-asian="normal" style:font-weight-complex="normal"/>
    </style:style>
    <style:style style:name="P22" style:family="paragraph" style:parent-style-name="Standard" style:list-style-name="L4">
      <style:text-properties officeooo:paragraph-rsid="0011a544"/>
    </style:style>
    <style:style style:name="T1" style:family="text">
      <style:text-properties fo:font-weight="normal" officeooo:rsid="000a551f" style:font-weight-asian="normal" style:font-weight-complex="normal"/>
    </style:style>
    <style:style style:name="T2" style:family="text">
      <style:text-properties fo:font-weight="normal" officeooo:rsid="000b3a96" style:font-weight-asian="normal" style:font-weight-complex="normal"/>
    </style:style>
    <style:style style:name="T3" style:family="text">
      <style:text-properties officeooo:rsid="000957b6"/>
    </style:style>
    <style:style style:name="T4" style:family="text">
      <style:text-properties officeooo:rsid="000a551f"/>
    </style:style>
    <style:style style:name="T5" style:family="text">
      <style:text-properties style:font-name="Courier New" officeooo:rsid="000a551f"/>
    </style:style>
    <style:style style:name="T6" style:family="text">
      <style:text-properties fo:font-size="12pt" fo:font-weight="normal" officeooo:rsid="000e9de9" style:font-size-asian="10.5pt" style:font-weight-asian="normal" style:font-size-complex="12pt" style:font-weight-complex="normal"/>
    </style:style>
    <style:style style:name="T7" style:family="text">
      <style:text-properties fo:font-size="12pt" fo:font-weight="normal" officeooo:rsid="001016ca" style:font-size-asian="10.5pt" style:font-weight-asian="normal" style:font-size-complex="12pt" style:font-weight-complex="normal"/>
    </style:style>
    <style:style style:name="T8" style:family="text">
      <style:text-properties officeooo:rsid="0012c733"/>
    </style:style>
    <style:style style:name="T9" style:family="text">
      <style:text-properties officeooo:rsid="0013d30d"/>
    </style:style>
    <style:style style:name="T10" style:family="text">
      <style:text-properties officeooo:rsid="0015a76f"/>
    </style:style>
    <style:style style:name="T11" style:family="text">
      <style:text-properties officeooo:rsid="00176d60"/>
    </style:style>
    <style:style style:name="T12" style:family="text">
      <style:text-properties officeooo:rsid="001841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 Guide</text:p>
      <text:p text:style-name="P3">Basics</text:p>
      <text:p text:style-name="P5">The user is to collect in a recycling bin icons falling from the sky representing unwanted files in an effort to clean up their computer. Unfortunately, system files also fall from the sky, and junking them will harm the computer. To complicate this further, as a testament to the filthy state of the user's computer, pop-up windows with questions appear and obscure the screen.</text:p>
      <text:p text:style-name="P5"/>
      <text:p text:style-name="P3">Mechanics</text:p>
      <text:p text:style-name="P5">The game keeps track of the following statistics:</text:p>
      <text:list xml:id="list1196754147" text:style-name="L1">
        <text:list-item>
          <text:p text:style-name="P10">CPU usage: A number which rises steadily in response to the presence of junk files, and is also increased when pop-up windows appear. If it exceeds 100%, the game ends.</text:p>
        </text:list-item>
        <text:list-item>
          <text:p text:style-name="P10">Number of files collected: Both types of files are counted. As more items are collected, the recycling bin has more momentum and becomes more difficult to control</text:p>
        </text:list-item>
        <text:list-item>
          <text:p text:style-name="P10">Time elapsed: In nanoseconds</text:p>
        </text:list-item>
      </text:list>
      <text:p text:style-name="P5">The competitive player should strive to last as long as possible, since not collecting items in an effort to retain control of the recycling bin will still hasten the end of the game.</text:p>
      <text:p text:style-name="P5"/>
      <text:p text:style-name="P3">Controls</text:p>
      <text:p text:style-name="P5">&lt;Left&gt; Move the recycling bin left</text:p>
      <text:p text:style-name="P5">&lt;Right&gt; Move the recycling bin right</text:p>
      <text:p text:style-name="P2"><text:span text:style-name="T1">&lt;</text:span><text:span text:style-name="T2">Left </text:span><text:span text:style-name="T1">Mouse&gt; Use this to click things</text:span></text:p>
      <text:p text:style-name="P6">&lt;Space&gt; Pause the game</text:p>
      <text:p text:style-name="P6">&lt;Esc&gt; Immediately end the game</text:p>
      <text:p text:style-name="P5"/>
      <text:p text:style-name="P8">Supported Features</text:p>
      <text:list xml:id="list2079138899" text:style-name="L2">
        <text:list-item>
          <text:p text:style-name="P18"><text:span text:style-name="T4">Addition or removal of custom </text:span><text:span text:style-name="T3">questions through e</text:span><text:span text:style-name="T4">diting of </text:span><text:span text:style-name="T5">QuestionBank.txt</text:span></text:p>
        </text:list-item>
        <text:list-item>
          <text:p text:style-name="P20">Difficulty adjustment by adjusting the sizes of the sprites of e.g. the recycling bin</text:p>
        </text:list-item>
        <text:list-item>
          <text:p text:style-name="P21">Pausing the game</text:p>
        </text:list-item>
      </text:list>
      <text:p text:style-name="P8">Non-supported Features</text:p>
      <text:list xml:id="list1874429972" text:style-name="L3">
        <text:list-item>
          <text:p text:style-name="P19">Leaderboard</text:p>
        </text:list-item>
        <text:list-item>
          <text:p text:style-name="P19">Control customization</text:p>
        </text:list-item>
      </text:list>
      <text:p text:style-name="P9">Developer Guide</text:p>
      <text:p text:style-name="P4">Possible Improvements</text:p>
      <text:list xml:id="list2059320013" text:style-name="L4">
        <text:list-item>
          <text:p text:style-name="P11">A separate Engine class, which BackgroundGame would extend, could have been made to facilitate code reuse. </text:p>
        </text:list-item>
        <text:list-item>
          <text:p text:style-name="P22"><text:span text:style-name="T6">The collision mechanisms could be reworked since most </text:span><text:span text:style-name="T7">if not all </text:span><text:span text:style-name="T6">reactions to collisions are handled by only one of the colliders anyway. </text:span></text:p>
        </text:list-item>
        <text:list-item>
          <text:p text:style-name="P11">The redrawing could probably be optimized as to use less CPU. </text:p>
        </text:list-item>
        <text:list-item>
          <text:p text:style-name="P12">A more <text:span text:style-name="T9">sophisticated</text:span> implementation of <text:span text:style-name="T8">velocity decay</text:span> could be worked into GameObject. </text:p>
        </text:list-item>
        <text:list-item>
          <text:p text:style-name="P13">The sprites and object lists should probably be static members of GameObject rather than BackgroundGame.</text:p>
        </text:list-item>
        <text:list-item>
          <text:p text:style-name="P14">The QuestionsBank.txt format could be more flexible to permit e.g. variable numbers of choices, different kinds of questions</text:p>
        </text:list-item>
        <text:list-item>
          <text:p text:style-name="P14">The text in the pop-ups should be aligned to the left or centred</text:p>
        </text:list-item>
        <text:list-item>
          <text:p text:style-name="P15"><text:span text:style-name="T12">Include m</text:span><text:span text:style-name="T10">ore </text:span><text:span text:style-name="T10">questions</text:span></text:p>
        </text:list-item>
      </text:list>
      <text:p text:style-name="P16"/>
      <text:p text:style-name="P17">Javadoc foll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Sun-ExtB" svg:font-family="Sun-ExtB"/>
    <style:font-face style:name="Times New Roman1" svg:font-family="'Times New Roman'" style:font-family-generic="roman"/>
    <style:font-face style:name="DejaVu Sans1"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文泉驛等寬微米黑" svg:font-family="文泉驛等寬微米黑" style:font-family-generic="modern" style:font-pitch="fixed"/>
    <style:font-face style:name="Times New Roman" svg:font-family="'Times New Roman'" style:font-family-generic="roman" style:font-pitch="variable"/>
    <style:font-face style:name="AR PL UMing TW" svg:font-family="'AR PL UMing TW'" style:font-family-generic="system"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CA" style:letter-kerning="true" style:font-name-asian="Sun-ExtB" style:font-size-asian="10.5pt" style:language-asian="zh" style:country-asian="TW"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Sun-ExtB"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sian="Sun-ExtB"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Sun-ExtB"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asian="Sun-ExtB"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 PL UMing TW" style:font-size-asian="18pt" style:font-weight-asian="bold" style:font-name-complex="DejaVu Sans" style:font-size-complex="18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文泉驛等寬微米黑"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TW"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 PL UMing TW" style:font-size-asian="12pt" style:font-weight-asian="bold" style:font-name-complex="DejaVu San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文泉驛等寬微米黑"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0ddf" officeooo:paragraph-rsid="00090ddf"/>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op-Up Quiz</text:p>
        <text:p text:style-name="MP1">Q Lam, V Tong, A Vijayaragav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incy Lam</meta:initial-creator>
    <meta:creation-date>2013-05-11T20:33:06</meta:creation-date>
    <dc:date>2013-05-12T23:02:37</dc:date>
    <dc:creator>Quincy Lam</dc:creator>
    <meta:editing-duration>PT1H54M33S</meta:editing-duration>
    <meta:editing-cycles>9</meta:editing-cycles>
    <meta:generator>LibreOffice/3.6$Linux_X86_64 LibreOffice_project/360m1$Build-2</meta:generator>
    <meta:document-statistic meta:table-count="0" meta:image-count="0" meta:object-count="0" meta:page-count="2" meta:paragraph-count="35" meta:word-count="374" meta:character-count="2225" meta:non-whitespace-character-count="1898"/>
  </office:meta>
</office:document-meta>
</file>